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ad3c" officeooo:paragraph-rsid="002fad3c"/>
    </style:style>
    <style:style style:name="P2" style:family="paragraph" style:parent-style-name="Text_20_body">
      <style:text-properties officeooo:rsid="002c5fa4" officeooo:paragraph-rsid="002c5fa4"/>
    </style:style>
    <style:style style:name="P3" style:family="paragraph" style:parent-style-name="Text_20_body">
      <style:text-properties officeooo:rsid="003560a6" officeooo:paragraph-rsid="003560a6"/>
    </style:style>
    <style:style style:name="P4" style:family="paragraph" style:parent-style-name="Text_20_body">
      <style:text-properties officeooo:rsid="0043f82c" officeooo:paragraph-rsid="0043f82c"/>
    </style:style>
    <style:style style:name="P5" style:family="paragraph" style:parent-style-name="Text_20_body">
      <style:text-properties officeooo:paragraph-rsid="00455a78"/>
    </style:style>
    <style:style style:name="P6" style:family="paragraph" style:parent-style-name="Text_20_body">
      <style:text-properties officeooo:rsid="00455a78" officeooo:paragraph-rsid="00455a78"/>
    </style:style>
    <style:style style:name="P7" style:family="paragraph" style:parent-style-name="Text_20_body">
      <style:text-properties style:font-name="Times New Roman" officeooo:rsid="004783c9" officeooo:paragraph-rsid="004783c9"/>
    </style:style>
    <style:style style:name="P8" style:family="paragraph" style:parent-style-name="Text_20_body">
      <style:text-properties style:font-name="Times New Roman" officeooo:rsid="004f22f0" officeooo:paragraph-rsid="004f22f0"/>
    </style:style>
    <style:style style:name="P9" style:family="paragraph" style:parent-style-name="Text_20_body">
      <style:text-properties officeooo:rsid="004d337a" officeooo:paragraph-rsid="004d337a"/>
    </style:style>
    <style:style style:name="P10" style:family="paragraph" style:parent-style-name="Text_20_body">
      <style:text-properties officeooo:rsid="004f22f0" officeooo:paragraph-rsid="004f22f0"/>
    </style:style>
    <style:style style:name="P11" style:family="paragraph" style:parent-style-name="Text_20_body">
      <style:text-properties style:font-name="Liberation Mono" officeooo:rsid="00455a78" officeooo:paragraph-rsid="00455a78"/>
    </style:style>
    <style:style style:name="P12" style:family="paragraph" style:parent-style-name="Text_20_body">
      <style:text-properties officeooo:paragraph-rsid="0041c423"/>
    </style:style>
    <style:style style:name="P13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</style:style>
    <style:style style:name="P14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  <style:text-properties officeooo:rsid="0041c423"/>
    </style:style>
    <style:style style:name="P15" style:family="paragraph" style:parent-style-name="Preformatted_20_Text">
      <style:text-properties style:font-name="Times New Roman" fo:font-size="12pt" officeooo:rsid="004b83fa" officeooo:paragraph-rsid="004b83fa" style:font-size-asian="12pt" style:font-size-complex="12pt"/>
    </style:style>
    <style:style style:name="P16" style:family="paragraph" style:parent-style-name="Preformatted_20_Text">
      <style:text-properties style:font-name="Liberation Mono" fo:font-size="12pt" style:font-size-asian="12pt" style:font-size-complex="12pt"/>
    </style:style>
    <style:style style:name="P17" style:family="paragraph" style:parent-style-name="Title">
      <style:text-properties officeooo:rsid="00422d96" officeooo:paragraph-rsid="00422d96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paragraph-rsid="00289a65"/>
    </style:style>
    <style:style style:name="P20" style:family="paragraph" style:parent-style-name="Text_20_body" style:list-style-name="L1">
      <style:text-properties officeooo:paragraph-rsid="002a6b7c"/>
    </style:style>
    <style:style style:name="P21" style:family="paragraph" style:parent-style-name="Text_20_body" style:list-style-name="L2">
      <style:text-properties officeooo:paragraph-rsid="003560a6"/>
    </style:style>
    <style:style style:name="P22" style:family="paragraph" style:parent-style-name="Text_20_body" style:list-style-name="L2">
      <style:text-properties style:font-name="Liberation Mono"/>
    </style:style>
    <style:style style:name="P23" style:family="paragraph" style:parent-style-name="Text_20_body" style:list-style-name="L4">
      <style:text-properties style:font-name="Liberation Mono"/>
    </style:style>
    <style:style style:name="P24" style:family="paragraph" style:parent-style-name="Text_20_body" style:list-style-name="L5">
      <style:text-properties style:font-name="Liberation Mono"/>
    </style:style>
    <style:style style:name="P25" style:family="paragraph" style:parent-style-name="Text_20_body" style:list-style-name="L6">
      <style:text-properties style:font-name="Liberation Mono"/>
    </style:style>
    <style:style style:name="P26" style:family="paragraph" style:parent-style-name="Text_20_body" style:list-style-name="L7">
      <style:text-properties style:font-name="Liberation Mono"/>
    </style:style>
    <style:style style:name="P27" style:family="paragraph" style:parent-style-name="Text_20_body" style:list-style-name="L9">
      <style:text-properties style:font-name="Liberation Mono"/>
    </style:style>
    <style:style style:name="P28" style:family="paragraph" style:parent-style-name="Text_20_body" style:list-style-name="L10">
      <style:text-properties style:font-name="Liberation Mono"/>
    </style:style>
    <style:style style:name="P29" style:family="paragraph" style:parent-style-name="Text_20_body" style:list-style-name="L11">
      <style:text-properties style:font-name="Liberation Mono"/>
    </style:style>
    <style:style style:name="P30" style:family="paragraph" style:parent-style-name="Text_20_body" style:list-style-name="L12">
      <style:text-properties style:font-name="Liberation Mono"/>
    </style:style>
    <style:style style:name="P31" style:family="paragraph" style:parent-style-name="Text_20_body" style:list-style-name="L3">
      <style:text-properties fo:color="#000000" style:font-name="Liberation Mono" style:text-underline-style="none"/>
    </style:style>
    <style:style style:name="P32" style:family="paragraph" style:parent-style-name="Text_20_body" style:list-style-name="L8">
      <style:text-properties officeooo:rsid="002c5fa4" officeooo:paragraph-rsid="002c5fa4"/>
    </style:style>
    <style:style style:name="P33" style:family="paragraph" style:parent-style-name="Text_20_body" style:list-style-name="L8">
      <style:text-properties fo:font-style="normal" officeooo:rsid="002c5fa4" officeooo:paragraph-rsid="002c5fa4" style:font-style-asian="normal" style:font-style-complex="normal"/>
    </style:style>
    <style:style style:name="P34" style:family="paragraph" style:parent-style-name="Text_20_body" style:list-style-name="L8">
      <style:text-properties fo:font-style="normal" officeooo:rsid="0030e5aa" officeooo:paragraph-rsid="002c5fa4" style:font-style-asian="normal" style:font-style-complex="normal"/>
    </style:style>
    <style:style style:name="P35" style:family="paragraph" style:parent-style-name="Text_20_body" style:list-style-name="L13"/>
    <style:style style:name="P36" style:family="paragraph" style:parent-style-name="Text_20_body" style:list-style-name="L14">
      <style:text-properties officeooo:paragraph-rsid="00455a78"/>
    </style:style>
    <style:style style:name="P37" style:family="paragraph" style:parent-style-name="Text_20_body" style:list-style-name="L15">
      <style:text-properties officeooo:rsid="00455a78" officeooo:paragraph-rsid="00455a78"/>
    </style:style>
    <style:style style:name="P38" style:family="paragraph" style:parent-style-name="Text_20_body" style:list-style-name="L1">
      <style:text-properties officeooo:rsid="004d337a" officeooo:paragraph-rsid="004d337a"/>
    </style:style>
    <style:style style:name="P39" style:family="paragraph" style:parent-style-name="Text_20_body">
      <style:text-properties style:font-name="Times New Roman" officeooo:rsid="0056a947" officeooo:paragraph-rsid="0056a947"/>
    </style:style>
    <style:style style:name="P40" style:family="paragraph" style:parent-style-name="Text_20_body">
      <style:text-properties officeooo:rsid="004f22f0" officeooo:paragraph-rsid="004f22f0"/>
    </style:style>
    <style:style style:name="P41" style:family="paragraph" style:parent-style-name="Text_20_body" style:list-style-name="L17">
      <style:text-properties officeooo:paragraph-rsid="004f22f0"/>
    </style:style>
    <style:style style:name="P42" style:family="paragraph" style:parent-style-name="Text_20_body">
      <style:text-properties officeooo:rsid="00574b4f" officeooo:paragraph-rsid="00574b4f"/>
    </style:style>
    <style:style style:name="P43" style:family="paragraph" style:parent-style-name="Text_20_body" style:list-style-name="L20">
      <style:text-properties style:font-name="Liberation Mono" officeooo:rsid="0056a947" officeooo:paragraph-rsid="0056a947"/>
    </style:style>
    <style:style style:name="P44" style:family="paragraph" style:parent-style-name="Preformatted_20_Text" style:list-style-name="L16">
      <style:text-properties style:font-name="Liberation Mono" fo:font-size="12pt" officeooo:rsid="004783c9" officeooo:paragraph-rsid="004783c9" style:font-size-asian="12pt" style:font-size-complex="12pt"/>
    </style:style>
    <style:style style:name="P45" style:family="paragraph" style:parent-style-name="Preformatted_20_Text" style:list-style-name="L16">
      <style:text-properties style:font-name="Liberation Mono" fo:font-size="12pt" style:font-size-asian="12pt" style:font-size-complex="12pt"/>
    </style:style>
    <style:style style:name="P46" style:family="paragraph" style:parent-style-name="Heading_20_2">
      <style:text-properties officeooo:paragraph-rsid="002fad3c"/>
    </style:style>
    <style:style style:name="P47" style:family="paragraph" style:parent-style-name="Heading_20_2">
      <style:text-properties officeooo:rsid="0041c423" officeooo:paragraph-rsid="0041c423"/>
    </style:style>
    <style:style style:name="P48" style:family="paragraph" style:parent-style-name="Heading_20_2">
      <style:text-properties officeooo:rsid="004b1568" officeooo:paragraph-rsid="004b1568"/>
    </style:style>
    <style:style style:name="P49" style:family="paragraph" style:parent-style-name="Heading_20_2">
      <style:text-properties officeooo:paragraph-rsid="00574b4f"/>
    </style:style>
    <style:style style:name="P50" style:family="paragraph" style:parent-style-name="Heading_20_1">
      <style:text-properties officeooo:rsid="004caacc" officeooo:paragraph-rsid="004caac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d85d1" style:font-style-asian="normal" style:font-style-complex="normal"/>
    </style:style>
    <style:style style:name="T3" style:family="text">
      <style:text-properties fo:font-style="normal" officeooo:rsid="0032d1aa" style:font-style-asian="normal" style:font-style-complex="normal"/>
    </style:style>
    <style:style style:name="T4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6" style:family="text">
      <style:text-properties officeooo:rsid="00289a65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14" style:family="text">
      <style:text-properties officeooo:rsid="002a6b7c"/>
    </style:style>
    <style:style style:name="T15" style:family="text">
      <style:text-properties officeooo:rsid="002d85d1"/>
    </style:style>
    <style:style style:name="T16" style:family="text">
      <style:text-properties officeooo:rsid="002fad3c"/>
    </style:style>
    <style:style style:name="T17" style:family="text">
      <style:text-properties officeooo:rsid="002fdec3"/>
    </style:style>
    <style:style style:name="T18" style:family="text">
      <style:text-properties officeooo:rsid="003560a6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officeooo:rsid="003560a6"/>
    </style:style>
    <style:style style:name="T21" style:family="text">
      <style:text-properties style:font-name="Liberation Mono" officeooo:rsid="00289a65"/>
    </style:style>
    <style:style style:name="T22" style:family="text">
      <style:text-properties style:font-name="Liberation Mono" officeooo:rsid="00405beb"/>
    </style:style>
    <style:style style:name="T23" style:family="text">
      <style:text-properties style:font-name="Liberation Mono" officeooo:rsid="00356385"/>
    </style:style>
    <style:style style:name="T24" style:family="text">
      <style:text-properties style:font-name="Liberation Mono" officeooo:rsid="0043f82c"/>
    </style:style>
    <style:style style:name="T25" style:family="text">
      <style:text-properties style:font-name="Liberation Mono" officeooo:rsid="0045da5a"/>
    </style:style>
    <style:style style:name="T26" style:family="text">
      <style:text-properties style:font-name="Liberation Mono" officeooo:rsid="004d63ca"/>
    </style:style>
    <style:style style:name="T27" style:family="text">
      <style:text-properties style:font-name="Liberation Mono" officeooo:rsid="004f22f0"/>
    </style:style>
    <style:style style:name="T28" style:family="text">
      <style:text-properties officeooo:rsid="00356385"/>
    </style:style>
    <style:style style:name="T29" style:family="text">
      <style:text-properties officeooo:rsid="0036d81f"/>
    </style:style>
    <style:style style:name="T30" style:family="text">
      <style:text-properties officeooo:rsid="003871a6"/>
    </style:style>
    <style:style style:name="T31" style:family="text">
      <style:text-properties officeooo:rsid="00398313"/>
    </style:style>
    <style:style style:name="T32" style:family="text">
      <style:text-properties officeooo:rsid="003a1d42"/>
    </style:style>
    <style:style style:name="T33" style:family="text">
      <style:text-properties officeooo:rsid="003ae11f"/>
    </style:style>
    <style:style style:name="T34" style:family="text">
      <style:text-properties officeooo:rsid="003c060e"/>
    </style:style>
    <style:style style:name="T35" style:family="text">
      <style:text-properties officeooo:rsid="003d7b20"/>
    </style:style>
    <style:style style:name="T36" style:family="text">
      <style:text-properties officeooo:rsid="00405beb"/>
    </style:style>
    <style:style style:name="T37" style:family="text">
      <style:text-properties officeooo:rsid="004783c9"/>
    </style:style>
    <style:style style:name="T38" style:family="text">
      <style:text-properties officeooo:rsid="0048c885"/>
    </style:style>
    <style:style style:name="T39" style:family="text">
      <style:text-properties officeooo:rsid="00549a9d"/>
    </style:style>
    <style:style style:name="T40" style:family="text">
      <style:text-properties style:font-name="Liberation Mono"/>
    </style:style>
    <style:style style:name="T41" style:family="text">
      <style:text-properties style:font-name="Liberation Mono" officeooo:rsid="00549a9d"/>
    </style:style>
    <style:style style:name="T42" style:family="text">
      <style:text-properties style:font-name="Liberation Mono" officeooo:rsid="00599997"/>
    </style:style>
    <style:style style:name="T43" style:family="text">
      <style:text-properties style:font-name="Times New Roman" officeooo:rsid="00549a9d"/>
    </style:style>
    <style:style style:name="T44" style:family="text">
      <style:text-properties officeooo:rsid="00574b4f"/>
    </style:style>
    <style:style style:name="T45" style:family="text">
      <style:text-properties officeooo:rsid="0059999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eparação e teste do sistema</text:p>
      <text:h text:style-name="Heading_20_1" text:outline-level="1">Configuração, compilação e instalação do kernel</text:h>
      <text:h text:style-name="Heading_20_2" text:outline-level="2"><text:bookmark text:name="docs-internal-guid-ca139c0a-8958-c1c0-66ac-292cbba2d3c0"/>Preparando o ambiente</text:h>
      <text:p text:style-name="P1"><text:tab/>A distribuição utilizada na compilação do kernel foi Debian 8.8 (jessie), o mesmo no qual foram executados os testes de desempenho das aplicações de tempo real.</text:p>
      <text:p text:style-name="Text_20_body"><text:tab/>Inicialmente devem ser instaladas as ferramentas e bibliotecas que serão utilizadas no processo:</text:p>
      <text:p text:style-name="Text_20_body"/>
      <text:list xml:id="list3772856275456350254" text:style-name="L1">
        <text:list-item>
          <text:p text:style-name="P18"><text:span text:style-name="T19">bc</text:span>: linguagem algébrica de precisão arbitrária criada pelo projeto GNU. <text:span text:style-name="T39">É uma das dependências do pacote </text:span><text:span text:style-name="T41">Kernel-package</text:span><text:span text:style-name="T43">.</text:span></text:p>
        </text:list-item>
        <text:list-item>
          <text:p text:style-name="P18"><text:span text:style-name="T21">b</text:span><text:span text:style-name="T19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18"><text:span text:style-name="T19">fakeroot</text:span>: executa um comando em um espaço de usuário com privilégios de administrador (root) para possibilitar a manipulação de arquivos.</text:p>
        </text:list-item>
        <text:list-item>
          <text:p text:style-name="P20"><text:span text:style-name="T19">kernel-package</text:span>: <text:span text:style-name="T14">p</text:span><text:span text:style-name="T4">rove a</text:span><text:span text:style-name="T5">s</text:span><text:span text:style-name="T4"> </text:span><text:span text:style-name="T5">ferramentas</text:span><text:span text:style-name="T4"> </text:span><text:span text:style-name="T5">para criação de</text:span><text:span text:style-name="T4"> pacotes debian contendo uma imagem de kernel ou seus cabeçalhos. </text:span><text:span text:style-name="T5">Estes pacotes são utilizados para instalação de um novo kernel em um sistema Debian e seus derivados.</text:span></text:p>
        </text:list-item>
        <text:list-item>
          <text:p text:style-name="P18"><text:span text:style-name="T19">libssl-dev</text:span>: biblioteca para utilização de recursos SSL e OpenSSL.</text:p>
        </text:list-item>
        <text:list-item>
          <text:p text:style-name="P19"><text:span text:style-name="T19">ncurses-dev</text:span>: bibliotecas utilizadas pelo <text:span text:style-name="T14">utilitário de configuração do kernel, menuconfig.</text:span></text:p>
        </text:list-item>
        <text:list-item>
          <text:p text:style-name="P18"><text:span text:style-name="T19">xz-utils</text:span>: utilitários para a manipulação de arquivos comprimidos utilizando o algoritmo xz.</text:p>
          <text:p text:style-name="P18"/>
        </text:list-item>
      </text:list>
      <text:p text:style-name="Text_20_body">Estes pacotes podem ser instalados por meio do comando:</text:p>
      <text:p text:style-name="Text_20_body"/>
      <text:list xml:id="list3844169291304906761" text:style-name="L2">
        <text:list-item>
          <text:p text:style-name="P22"><text:span text:style-name="T18">#</text:span>apt-get install fakeroot build-essential ncurses-dev xz-utils libssl-dev bc</text:p>
        </text:list-item>
      </text:list>
      <text:p text:style-name="Text_20_body"/>
      <text:p text:style-name="P3">Para instalar o pacote <text:s/><text:span text:style-name="T19">kernel-package</text:span> foi usado o comando </text:p>
      <text:list xml:id="list181341853511869" text:continue-numbering="true" text:style-name="L2">
        <text:list-item>
          <text:p text:style-name="P21"><text:span text:style-name="T20">#apt-get </text:span><text:span text:style-name="Source_20_Text"><text:span text:style-name="T19">--no-install-recommends</text:span></text:span><text:span text:style-name="T19"> <text:s/></text:span><text:span text:style-name="T20">install <text:s/>kernel-package</text:span></text:p>
        </text:list-item>
      </text:list>
      <text:p text:style-name="Text_20_body"/>
      <text:h text:style-name="Heading_20_2" text:outline-level="2">Obtendo os fontes e aplicando o patch</text:h>
      <text:p text:style-name="Text_20_body"><text:tab/>Uma versão do kernel deve ser escolhida de acordo com a versão do patch que será aplicado</text:p>
      <text:p text:style-name="Text_20_body"><text:tab/>Os fontes podem ser obtidos por meio dos comandos:</text:p>
      <text:p text:style-name="Text_20_body"/>
      <text:list xml:id="list8586895406737185880" text:style-name="L3">
        <text:list-item>
          <text:p text:style-name="P31"><text:soft-page-break/><text:span text:style-name="T13">$</text:span><text:span text:style-name="T12">wget https://www.kernel.org/pub/linux/kernel/v4.x/linux-4.4.17.tar.xz</text:span></text:p>
        </text:list-item>
        <text:list-item>
          <text:p text:style-name="P31"><text:span text:style-name="T13">$</text:span><text:span text:style-name="T12">wget https://www.kernel.org/pub/linux/kernel/projects/rt/4.4/older/patch-4.4.17-rt25.patch.xz</text:span></text:p>
        </text:list-item>
      </text:list>
      <text:p text:style-name="Text_20_body"/>
      <text:p text:style-name="Text_20_body"><text:tab/>Após o download dos fontes, os arquivos devem ser descompactados. Para descompactar o kernel usando o comando:</text:p>
      <text:p text:style-name="Text_20_body"/>
      <text:list xml:id="list4385817721665714423" text:style-name="L4">
        <text:list-item>
          <text:p text:style-name="P23"><text:span text:style-name="T28">$</text:span>xz -cd linux-4.4.17.tar.xz | tar xvf -</text:p>
        </text:list-item>
      </text:list>
      <text:p text:style-name="Text_20_body"/>
      <text:p text:style-name="Text_20_body"><text:tab/>Uma pasta chamada linux-4.4-17 será criada. Dentro desta pasta o arquivo do patch deverá ser descompactado e aplicado ao kernel:</text:p>
      <text:p text:style-name="Text_20_body"/>
      <text:list xml:id="list3228255651619869752" text:style-name="L5">
        <text:list-item>
          <text:p text:style-name="P24"><text:span text:style-name="T28">$</text:span>cd linux-4.4.17</text:p>
        </text:list-item>
        <text:list-item>
          <text:p text:style-name="P24"><text:span text:style-name="T28">$</text:span>xzcat ../patch-4.4.17-rt25.patch.xz | patch -p1</text:p>
        </text:list-item>
      </text:list>
      <text:p text:style-name="Text_20_body"/>
      <text:h text:style-name="Heading_20_2" text:outline-level="2">Co<text:span text:style-name="T16">nfigurando o kernel</text:span></text:h>
      <text:p text:style-name="Text_20_body"><text:tab/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8976543128301118608" text:style-name="L6">
        <text:list-item>
          <text:p text:style-name="P25"><text:span text:style-name="T29">$</text:span>cp /boot/config-$(uname -r) .config_<text:span text:style-name="T16">STD</text:span></text:p>
        </text:list-item>
      </text:list>
      <text:p text:style-name="Text_20_body"/>
      <text:p text:style-name="P1"><text:tab/>Esta versão foi mantida como referência para comparações com um sistema padrão.</text:p>
      <text:p text:style-name="Text_20_body"><text:tab/>Para configurar o kernel será utilizado o utilitário <text:span text:style-name="T19">menuconfig</text:span>:</text:p>
      <text:p text:style-name="Text_20_body"/>
      <text:list xml:id="list1150223831743528138" text:style-name="L7">
        <text:list-item>
          <text:p text:style-name="P26"><text:span text:style-name="T29">$</text:span>make menuconfig</text:p>
        </text:list-item>
      </text:list>
      <text:p text:style-name="Text_20_body"/>
      <text:p text:style-name="P2"><text:tab/>Neste ponto foram geradas algumas versões diferentes do arquivo <text:span text:style-name="T31">de configuração</text:span> . Isto foi feito para identificar quais recursos do kernel realmente interferem no desempenho de aplicações de tempo real. As versões foram:</text:p>
      <text:list xml:id="list2643199090239547109" text:style-name="L8">
        <text:list-item>
          <text:p text:style-name="P32">.config_<text:span text:style-name="T15">V1</text:span>:</text:p>
          <text:list>
            <text:list-item>
              <text:p text:style-name="P32">Definição do sistema como de 32bits.</text:p>
            </text:list-item>
            <text:list-item>
              <text:p text:style-name="P32">Otimização para arquitetura 486.</text:p>
            </text:list-item>
            <text:list-item>
              <text:p text:style-name="P32">Habilitação da opção <text:span text:style-name="T1">Fully Preemptible Kernel (RT).</text:span></text:p>
            </text:list-item>
            <text:list-item>
              <text:p text:style-name="P33">Desabilitar a opção Debug Preemptible Kernel.</text:p>
            </text:list-item>
            <text:list-item>
              <text:p text:style-name="P33">Definição da frequência do relógio em 1000Hz.</text:p>
            </text:list-item>
          </text:list>
        </text:list-item>
        <text:list-item>
          <text:p text:style-name="P32"><text:soft-page-break/><text:span text:style-name="T1">.config_</text:span><text:span text:style-name="T2">V2</text:span><text:span text:style-name="T1">:</text:span></text:p>
          <text:list>
            <text:list-item>
              <text:p text:style-name="P33">Desabilitar a opção SMP.</text:p>
            </text:list-item>
            <text:list-item>
              <text:p text:style-name="P32"><text:span text:style-name="T1">Desabilitar as opções ACPI. </text:span><text:span text:style-name="T3">(Hibernation, ACPI, APM, Power Management Debug Suporte).</text:span></text:p>
            </text:list-item>
          </text:list>
        </text:list-item>
        <text:list-item>
          <text:p text:style-name="P32"><text:span text:style-name="T1">.config_</text:span><text:span text:style-name="T2">V3</text:span><text:span text:style-name="T1">:</text:span></text:p>
          <text:list>
            <text:list-item>
              <text:p text:style-name="P33">Desabilitar a opção CPU Frequency Scaling.</text:p>
            </text:list-item>
            <text:list-item>
              <text:p text:style-name="P33">Desabilitar a opção IDLE.</text:p>
              <text:p text:style-name="P34"/>
            </text:list-item>
          </text:list>
        </text:list-item>
      </text:list>
      <text:h text:style-name="P46" text:outline-level="2">Compilando o kernel e gerando os pacotes de instalação</text:h>
      <text:p text:style-name="Text_20_body"><text:tab/>Tendo <text:span text:style-name="T17">salvo </text:span>o <text:span text:style-name="T17">arquivo de configuração</text:span>, o kernel pode ser compilado e os pacotes <text:span text:style-name="T30">debian</text:span> gerados:</text:p>
      <text:p text:style-name="Text_20_body"/>
      <text:list xml:id="list6553495306274238572" text:style-name="L9">
        <text:list-item>
          <text:p text:style-name="P27"><text:span text:style-name="T31">#</text:span>fakeroot make-kpkg --initrd --revision=1.0.NAS kernel_image kernel_headers</text:p>
        </text:list-item>
      </text:list>
      <text:p text:style-name="Text_20_body"/>
      <text:p text:style-name="Text_20_body"><text:tab/>Ao fim do processo de compilação dois arquivos <text:span text:style-name="T31">de pacotes debian</text:span> são gerados na pasta um nível acima da pasta onde se encontram os fontes do kernel:</text:p>
      <text:p text:style-name="Text_20_body"/>
      <text:list xml:id="list493310946003049953" text:style-name="L10">
        <text:list-item>
          <text:p text:style-name="P28">linux-headers-4.4.17-rt25_1.0.NAS_i386.deb</text:p>
        </text:list-item>
        <text:list-item>
          <text:p text:style-name="P28">linux-image-4.4.17-rt25_1.0.NAS_i386.deb</text:p>
        </text:list-item>
      </text:list>
      <text:p text:style-name="Text_20_body"/>
      <text:h text:style-name="Heading_20_2" text:outline-level="2">Instalando o novo kernel</text:h>
      <text:p text:style-name="Text_20_body"><text:tab/>Para instalar o novo kernel basta executar o<text:span text:style-name="T6">s </text:span>comandos <text:span text:style-name="T35">abaixo no diretório onde se encontram os arquivos gerados na compilação</text:span>:</text:p>
      <text:p text:style-name="Text_20_body"/>
      <text:list xml:id="list227883719831352316" text:style-name="L11">
        <text:list-item>
          <text:p text:style-name="P29"><text:span text:style-name="T32">#</text:span>dpkg -i linux-headers-4.4.17-rt25_1.<text:span text:style-name="T35">1.RTL</text:span>.NAS_amd64.deb</text:p>
        </text:list-item>
        <text:list-item>
          <text:p text:style-name="P29"><text:span text:style-name="T32">#</text:span>dpkg -i linux-image-4.4.17-rt25_1.<text:span text:style-name="T35">1</text:span>..<text:span text:style-name="T35">RTL.</text:span>NAS_amd64.deb</text:p>
        </text:list-item>
      </text:list>
      <text:p text:style-name="Text_20_body"/>
      <text:h text:style-name="Heading_20_2" text:outline-level="2">Verificando a instalação</text:h>
      <text:p text:style-name="Text_20_body"/>
      <text:p text:style-name="Text_20_body"><text:tab/>Para verificar se <text:span text:style-name="T33">a versão do </text:span>kernel atual <text:span text:style-name="T33">corresponde</text:span> <text:span text:style-name="T33">a</text:span>o que foi compilado e instalado:</text:p>
      <text:list xml:id="list194053102089131779" text:style-name="L12">
        <text:list-item>
          <text:p text:style-name="P30"><text:span text:style-name="T34">$</text:span>uname -a</text:p>
        </text:list-item>
      </text:list>
      <text:p text:style-name="Text_20_body"><text:span text:style-name="T8"><text:tab/>O</text:span><text:span text:style-name="T7"> comando </text:span><text:span text:style-name="T11">uname</text:span><text:span text:style-name="T7"> </text:span><text:span text:style-name="T8">exibe</text:span><text:span text:style-name="T7"> informação sobre o sistema, a opção </text:span><text:span text:style-name="T10">a</text:span><text:span text:style-name="T9"> </text:span><text:span text:style-name="T7">serve para exibir todas as informações do sistema.</text:span></text:p>
      <text:p text:style-name="Text_20_body"/>
      <text:p text:style-name="Text_20_body"><text:soft-page-break/><text:tab/>Para compilar um programa <text:span text:style-name="T36">escrito em C</text:span> como uma aplicação <text:span text:style-name="T36">de tempo real utilizamos a opção </text:span><text:span text:style-name="T22">-rtl</text:span><text:span text:style-name="T36"> para ligar as bibliotecas adequadas</text:span>:</text:p>
      <text:list xml:id="list7105205525021353191" text:style-name="L13">
        <text:list-item>
          <text:p text:style-name="P35">gcc -o teste_rt teste_rt.c -lrt</text:p>
        </text:list-item>
      </text:list>
      <text:p text:style-name="Text_20_body"/>
      <text:p text:style-name="P13"/>
      <text:h text:style-name="P50" text:outline-level="1">Testando o sistema</text:h>
      <text:h text:style-name="P47" text:outline-level="2">Baixando os testes oficiais do patch rt</text:h>
      <text:p text:style-name="P4"><text:tab/>Junto aos utilitários fornecidos pelos desenvolvedores do kernel linux existe um conjunto de testes criados para avaliar sistemas de tempo real. O download dos <text:span text:style-name="T37">fontes desses</text:span> testes pode ser feito pelo comando wget:</text:p>
      <text:p text:style-name="P4"/>
      <text:list xml:id="list5516480945892698940" text:style-name="L14">
        <text:list-item>
          <text:p text:style-name="P36"><text:span text:style-name="T24">$wget https://www.kernel.org/pub/linux/utils/rt-tests/</text:span><text:span text:style-name="T19">rt-tests-1.0.tar.xz</text:span></text:p>
        </text:list-item>
      </text:list>
      <text:p text:style-name="P5"/>
      <text:p text:style-name="P6"><text:tab/>Para descompactar:</text:p>
      <text:p text:style-name="P6"/>
      <text:list xml:id="list1958114140053699092" text:style-name="L15">
        <text:list-item>
          <text:p text:style-name="P37">$<text:span text:style-name="T23">$</text:span><text:span text:style-name="T19">xz -cd </text:span><text:span text:style-name="T25">rt-tests-1.0.tar.xz</text:span><text:span text:style-name="T19"> | tar xvf -</text:span></text:p>
        </text:list-item>
      </text:list>
      <text:p text:style-name="P11"/>
      <text:p text:style-name="P7"><text:tab/>Outra forma de adquirir os fontes <text:span text:style-name="T38">mais atuais,</text:span> o repositório git do projeto <text:span text:style-name="T38">pode ser acessado usando os comandos</text:span>:</text:p>
      <text:p text:style-name="P7"/>
      <text:list xml:id="list3438818204408410348" text:style-name="L16">
        <text:list-item>
          <text:p text:style-name="P44">$git clone git://git.kernel.org/pub/scm/utils/rt-tests/rt-tests.git</text:p>
        </text:list-item>
        <text:list-item>
          <text:p text:style-name="P45"><text:span text:style-name="T37">$</text:span>cd rt-tests</text:p>
        </text:list-item>
        <text:list-item>
          <text:p text:style-name="P45"><text:span text:style-name="T37">$</text:span>git checkout stable/v1.<text:span text:style-name="T38">1</text:span></text:p>
        </text:list-item>
      </text:list>
      <text:p text:style-name="P16"/>
      <text:p text:style-name="P15"><text:tab/>Neste trabalho foi utilizada a versão rt-tests-1.1.</text:p>
      <text:p text:style-name="P16"/>
      <text:h text:style-name="P48" text:outline-level="2">Compilação dos testes</text:h>
      <text:p text:style-name="P9"><text:tab/>Antes da compilação dos fontes os pacotes abaixo devem estar instalados:</text:p>
      <text:p text:style-name="P9"/>
      <text:list xml:id="list181340913102488" text:continue-list="list3772856275456350254" text:style-name="L1">
        <text:list-item>
          <text:p text:style-name="P38"><text:span text:style-name="T21">b</text:span><text:span text:style-name="T19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38"><text:span text:style-name="T26">l</text:span><text:span text:style-name="T19">ibnuma-dev:</text:span> biblioteca que proporciona recursos para o controle de recursos de escalonamento e distribuição de memória NUMA (Nom-Uniform Memory Architeture). </text:p>
        </text:list-item>
      </text:list>
      <text:p text:style-name="P9"/>
      <text:p text:style-name="P10"><text:tab/>Para instalar:</text:p>
      <text:p text:style-name="P10"><text:soft-page-break/></text:p>
      <text:list xml:id="list1967339625618879085" text:style-name="L17">
        <text:list-item>
          <text:p text:style-name="P41"><text:span text:style-name="T20">#</text:span><text:span text:style-name="T27">apt-get install build-essential libnuma-dev</text:span></text:p>
          <text:p text:style-name="P41"><text:span text:style-name="T27"/></text:p>
        </text:list-item>
      </text:list>
      <text:p text:style-name="P39"><text:tab/>Para compilar os testes basta usar o comando <text:span text:style-name="T19">make</text:span> <text:span text:style-name="T44">no </text:span>diretório <text:span text:style-name="T44">dos testes (rt-tests-1.1)</text:span>:</text:p>
      <text:list xml:id="list7657875418685168239" text:style-name="L20">
        <text:list-item>
          <text:p text:style-name="P43">#make</text:p>
        </text:list-item>
      </text:list>
      <text:p text:style-name="P39"/>
      <text:h text:style-name="P49" text:outline-level="2"><text:span text:style-name="T44">Executando os testes</text:span></text:h>
      <text:p text:style-name="P42"><text:tab/>Iniciamos a execução dos testes na instalação padrão do Debian 8.8 (jessie) que executa um kernel, versão 3.16.0) configurado para um melhor desempenho de aplicações de propósito geral, melhor suporte a tipos variados de hardware <text:span text:style-name="T45">e suporte a gerenciamento de energia.</text:span></text:p>
      <text:p text:style-name="P42"><text:tab/><text:span text:style-name="T45">Foi executado o programa </text:span><text:span text:style-name="T42">cyclictest.</text:span><text:span text:style-name="T45"> Este programa</text:span></text:p>
      <text:p text:style-name="P8"/>
      <text:p text:style-name="P14"/>
      <text:p text:style-name="P12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27M20S</meta:editing-duration>
    <meta:editing-cycles>53</meta:editing-cycles>
    <meta:generator>LibreOffice/5.1.1.3$Windows_X86_64 LibreOffice_project/89f508ef3ecebd2cfb8e1def0f0ba9a803b88a6d</meta:generator>
    <dc:date>2017-06-14T18:13:40.194000000</dc:date>
    <meta:document-statistic meta:table-count="0" meta:image-count="0" meta:object-count="0" meta:page-count="5" meta:paragraph-count="86" meta:word-count="882" meta:character-count="6045" meta:non-whitespace-character-count="5266"/>
    <meta:user-defined meta:name="Info 1"/>
    <meta:user-defined meta:name="Info 2"/>
    <meta:user-defined meta:name="Info 3"/>
    <meta:user-defined meta:name="Info 4"/>
  </office:meta>
</office:document-meta>
</file>